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Ex machina</text:h>
      <text:p text:style-name="Text_20_body">Bottom of the drink: they had<text:line-break/>to go. The Coke machine, the snack<text:line-break/>machine, the deep fryer. Hoisted</text:p>
      <text:p text:style-name="Text_20_body">and dragged through the halls<text:line-break/>and out to the curb, they sat with<text:line-break/>other trash beneath gray, forlorn</text:p>
      <text:p text:style-name="Text_20_body">skies behind the elementary<text:line-break/>school, wondering what their next<text:line-break/>move would be. The Coke machine</text:p>
      <text:p text:style-name="Text_20_body">had always wanted to live<text:line-break/>the life of a hobo, jumping trains,<text:line-break/>eating from garbage, making fire</text:p>
      <text:p text:style-name="Text_20_body">in old oil drums. It had some<text:line-break/>strange romantic notions of being homeless,<text:line-break/>is what the deep fryer thought.</text:p>
      <text:p text:style-name="Text_20_body">Its opinion was to head to court,<text:line-break/>sue the bastards at the school for early<text:line-break/>termination of contract. It was</text:p>
      <text:p text:style-name="Text_20_body">the embodiment of justifiable anger.<text:line-break/>It believed privately that it was an incarnation<text:line-break/>of Nemesis, the goddess of divine</text:p>
      <text:p text:style-name="Text_20_body">retribution. What the snack machine<text:line-break/>thought, it kept to itself, but it did say<text:line-break/>that nothing ever ends. The others</text:p>
      <text:p text:style-name="Text_20_body">were confused, then angry, but finally<text:line-break/>understood, or thought they did. The snack<text:line-break/>machine's candy melted in the s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 machina</dc:title>
  </office:meta>
</office:document-meta>
</file>